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54115200" text:id="ct554115200">
          <text:deletion>
            <office:change-info>
              <dc:creator>Bob Jacobsen</dc:creator>
              <dc:date>2010-10-10T10:47:00</dc:date>
            </office:change-info>
            <text:h text:style-name="P1" text:outline-level="1">Title</text:h>
          </text:deletion>
        </text:changed-region>
        <text:changed-region xml:id="ct555946800" text:id="ct555946800">
          <text:insertion>
            <office:change-info>
              <dc:creator>Bob Jacobsen</dc:creator>
              <dc:date>2010-10-10T10:47:00</dc:date>
            </office:change-info>
          </text:insertion>
        </text:changed-region>
        <text:changed-region xml:id="ct556141488" text:id="ct556141488">
          <text:insertion>
            <office:change-info>
              <dc:creator>Bob Jacobsen</dc:creator>
              <dc:date>2010-10-10T10:48:00</dc:date>
            </office:change-info>
          </text:insertion>
        </text:changed-region>
        <text:changed-region xml:id="ct54198912" text:id="ct54198912">
          <text:deletion>
            <office:change-info>
              <dc:creator>Bob Jacobsen</dc:creator>
              <dc:date>2010-10-10T10:59:00</dc:date>
            </office:change-info>
            <text:h text:style-name="Heading_20_2" text:outline-level="2"/>
            <text:h text:style-name="Heading_20_2" text:outline-level="2"/>
          </text:deletion>
        </text:changed-region>
        <text:changed-region xml:id="ct556065584" text:id="ct556065584">
          <text:deletion>
            <office:change-info>
              <dc:creator>Bob Jacobsen</dc:creator>
              <dc:date>2010-10-10T10:59:00</dc:date>
            </office:change-info>
            <text:h text:style-name="Heading_20_2" text:outline-level="2"><text:s/>(Informative)</text:h>
          </text:deletion>
        </text:changed-region>
        <text:changed-region xml:id="ct357010384" text:id="ct357010384">
          <text:insertion>
            <office:change-info>
              <dc:creator>Bob Jacobsen</dc:creator>
              <dc:date>2010-10-10T20:04:00</dc:date>
            </office:change-info>
          </text:insertion>
        </text:changed-region>
        <text:changed-region xml:id="ct357203504" text:id="ct357203504">
          <text:deletion>
            <office:change-info>
              <dc:creator>Bob Jacobsen</dc:creator>
              <dc:date>2010-10-10T10:59:00</dc:date>
            </office:change-info>
            <text:p text:style-name="Standard"><text:s/>(Normative)</text:p>
          </text:deletion>
        </text:changed-region>
        <text:changed-region xml:id="ct556639296" text:id="ct556639296">
          <text:insertion>
            <office:change-info>
              <dc:creator>Bob Jacobsen</dc:creator>
              <dc:date>2010-10-10T20:04:00</dc:date>
            </office:change-info>
          </text:insertion>
        </text:changed-region>
        <text:changed-region xml:id="ct357519408" text:id="ct357519408">
          <text:insertion>
            <office:change-info>
              <dc:creator>Bob Jacobsen</dc:creator>
              <dc:date>2010-10-10T20:05:00</dc:date>
            </office:change-info>
          </text:insertion>
        </text:changed-region>
        <text:changed-region xml:id="ct357089456" text:id="ct357089456">
          <text:insertion>
            <office:change-info>
              <dc:creator>Bob Jacobsen</dc:creator>
              <dc:date>2010-10-10T20:06:00</dc:date>
            </office:change-info>
          </text:insertion>
        </text:changed-region>
        <text:changed-region xml:id="ct356824912" text:id="ct356824912">
          <text:insertion>
            <office:change-info>
              <dc:creator>Bob Jacobsen</dc:creator>
              <dc:date>2010-10-10T20:06:00</dc:date>
            </office:change-info>
          </text:insertion>
        </text:changed-region>
        <text:changed-region xml:id="ct556156912" text:id="ct556156912">
          <text:deletion>
            <office:change-info>
              <dc:creator>Bob Jacobsen</dc:creator>
              <dc:date>2010-10-10T10:59:00</dc:date>
            </office:change-info>
            <text:p text:style-name="Standard"><text:s/>(Normative)</text:p>
          </text:deletion>
        </text:changed-region>
        <text:changed-region xml:id="ct554074400" text:id="ct554074400">
          <text:insertion>
            <office:change-info>
              <dc:creator>Bob Jacobsen</dc:creator>
              <dc:date>2010-10-10T20:06:00</dc:date>
            </office:change-info>
          </text:insertion>
        </text:changed-region>
        <text:changed-region xml:id="ct357463728" text:id="ct357463728">
          <text:insertion>
            <office:change-info>
              <dc:creator>Bob Jacobsen</dc:creator>
              <dc:date>2010-10-10T20:07:00</dc:date>
            </office:change-info>
          </text:insertion>
        </text:changed-region>
        <text:changed-region xml:id="ct357068464" text:id="ct357068464">
          <text:insertion>
            <office:change-info>
              <dc:creator>Bob Jacobsen</dc:creator>
              <dc:date>2010-10-10T19:24:00</dc:date>
            </office:change-info>
          </text:insertion>
        </text:changed-region>
        <text:changed-region xml:id="ct356531728" text:id="ct356531728">
          <text:deletion>
            <office:change-info>
              <dc:creator>Bob Jacobsen</dc:creator>
              <dc:date>2010-10-10T11:00:00</dc:date>
            </office:change-info>
            <text:p text:style-name="Standard"><text:s/>(Normative)</text:p>
          </text:deletion>
        </text:changed-region>
        <text:changed-region xml:id="ct554194832" text:id="ct554194832">
          <text:insertion>
            <office:change-info>
              <dc:creator>Bob Jacobsen</dc:creator>
              <dc:date>2010-10-10T19:24:00</dc:date>
            </office:change-info>
          </text:insertion>
        </text:changed-region>
        <text:changed-region xml:id="ct556398016" text:id="ct556398016">
          <text:insertion>
            <office:change-info>
              <dc:creator>Bob Jacobsen</dc:creator>
              <dc:date>2010-10-10T19:25:00</dc:date>
            </office:change-info>
          </text:insertion>
        </text:changed-region>
        <text:changed-region xml:id="ct357150464" text:id="ct357150464">
          <text:insertion>
            <office:change-info>
              <dc:creator>Bob Jacobsen</dc:creator>
              <dc:date>2010-10-10T19:59:00</dc:date>
            </office:change-info>
          </text:insertion>
        </text:changed-region>
        <text:changed-region xml:id="ct357534912" text:id="ct357534912">
          <text:insertion>
            <office:change-info>
              <dc:creator>Bob Jacobsen</dc:creator>
              <dc:date>2010-10-10T20:00:00</dc:date>
            </office:change-info>
          </text:insertion>
        </text:changed-region>
        <text:changed-region xml:id="ct555957984" text:id="ct555957984">
          <text:insertion>
            <office:change-info>
              <dc:creator>Bob Jacobsen</dc:creator>
              <dc:date>2010-10-10T18:49:00</dc:date>
            </office:change-info>
          </text:insertion>
        </text:changed-region>
        <text:changed-region xml:id="ct357192592" text:id="ct357192592">
          <text:deletion>
            <office:change-info>
              <dc:creator>Bob Jacobsen</dc:creator>
              <dc:date>2010-10-10T10:59:00</dc:date>
            </office:change-info>
            <text:p text:style-name="Standard"><text:s/>(Normative)</text:p>
          </text:deletion>
        </text:changed-region>
        <text:changed-region xml:id="ct556184624" text:id="ct556184624">
          <text:insertion>
            <office:change-info>
              <dc:creator>Bob Jacobsen</dc:creator>
              <dc:date>2010-10-10T18:49:00</dc:date>
            </office:change-info>
          </text:insertion>
        </text:changed-region>
        <text:changed-region xml:id="ct357226304" text:id="ct357226304">
          <text:insertion>
            <office:change-info>
              <dc:creator>Bob Jacobsen</dc:creator>
              <dc:date>2010-10-10T18:50:00</dc:date>
            </office:change-info>
          </text:insertion>
        </text:changed-region>
        <text:changed-region xml:id="ct555932192" text:id="ct555932192">
          <text:insertion>
            <office:change-info>
              <dc:creator>Bob Jacobsen</dc:creator>
              <dc:date>2012-05-12T22:22:00</dc:date>
            </office:change-info>
          </text:insertion>
        </text:changed-region>
        <text:changed-region xml:id="ct554137504" text:id="ct554137504">
          <text:insertion>
            <office:change-info>
              <dc:creator>Bob Jacobsen</dc:creator>
              <dc:date>2012-05-12T22:23:00</dc:date>
            </office:change-info>
          </text:insertion>
        </text:changed-region>
        <text:changed-region xml:id="ct556532624" text:id="ct556532624">
          <text:insertion>
            <office:change-info>
              <dc:creator>Bob Jacobsen</dc:creator>
              <dc:date>2012-05-12T22:24:00</dc:date>
            </office:change-info>
          </text:insertion>
        </text:changed-region>
        <text:changed-region xml:id="ct556700144" text:id="ct556700144">
          <text:insertion>
            <office:change-info>
              <dc:creator>Bob Jacobsen</dc:creator>
              <dc:date>2010-10-10T11:00:00</dc:date>
            </office:change-info>
          </text:insertion>
        </text:changed-region>
        <text:changed-region xml:id="ct555925712" text:id="ct555925712">
          <text:insertion>
            <office:change-info>
              <dc:creator>Bob Jacobsen</dc:creator>
              <dc:date>2010-10-10T18:49:00</dc:date>
            </office:change-info>
          </text:insertion>
        </text:changed-region>
        <text:changed-region xml:id="ct356836528" text:id="ct356836528">
          <text:deletion>
            <office:change-info>
              <dc:creator>Bob Jacobsen</dc:creator>
              <dc:date>2010-10-10T10:59:00</dc:date>
            </office:change-info>
            <text:p text:style-name="Standard"><text:s/>(Normative)</text:p>
          </text:deletion>
        </text:changed-region>
        <text:changed-region xml:id="ct264699456" text:id="ct264699456">
          <text:insertion>
            <office:change-info>
              <dc:creator>Bob Jacobsen</dc:creator>
              <dc:date>2010-10-10T11:00:00</dc:date>
            </office:change-info>
          </text:insertion>
        </text:changed-region>
        <text:changed-region xml:id="ct357295520" text:id="ct357295520">
          <text:insertion>
            <office:change-info>
              <dc:creator>Bob Jacobsen</dc:creator>
              <dc:date>2010-10-10T18:30:00</dc:date>
            </office:change-info>
          </text:insertion>
        </text:changed-region>
        <text:changed-region xml:id="ct554059392" text:id="ct554059392">
          <text:insertion>
            <office:change-info>
              <dc:creator>Bob Jacobsen</dc:creator>
              <dc:date>2010-10-10T19:14:00</dc:date>
            </office:change-info>
          </text:insertion>
        </text:changed-region>
        <text:changed-region xml:id="ct357206992" text:id="ct357206992">
          <text:insertion>
            <office:change-info>
              <dc:creator>Bob Jacobsen</dc:creator>
              <dc:date>2010-10-10T18:41:00</dc:date>
            </office:change-info>
          </text:insertion>
        </text:changed-region>
        <text:changed-region xml:id="ct556665872" text:id="ct556665872">
          <text:insertion>
            <office:change-info>
              <dc:creator>Bob Jacobsen</dc:creator>
              <dc:date>2010-10-10T18:42:00</dc:date>
            </office:change-info>
          </text:insertion>
        </text:changed-region>
        <text:changed-region xml:id="ct555998768" text:id="ct555998768">
          <text:insertion>
            <office:change-info>
              <dc:creator>Bob Jacobsen</dc:creator>
              <dc:date>2010-10-10T20:01:00</dc:date>
            </office:change-info>
          </text:insertion>
        </text:changed-region>
        <text:changed-region xml:id="ct556632704" text:id="ct556632704">
          <text:insertion>
            <office:change-info>
              <dc:creator>Bob Jacobsen</dc:creator>
              <dc:date>2010-10-10T20:02:00</dc:date>
            </office:change-info>
          </text:insertion>
        </text:changed-region>
        <text:changed-region xml:id="ct264812800" text:id="ct264812800">
          <text:insertion>
            <office:change-info>
              <dc:creator>Bob Jacobsen</dc:creator>
              <dc:date>2010-10-10T20:07:00</dc:date>
            </office:change-info>
          </text:insertion>
        </text:changed-region>
        <text:changed-region xml:id="ct526537920" text:id="ct526537920">
          <text:insertion>
            <office:change-info>
              <dc:creator>Bob Jacobsen</dc:creator>
              <dc:date>2010-10-10T20:08:00</dc:date>
            </office:change-info>
          </text:insertion>
        </text:changed-region>
        <text:changed-region xml:id="ct552626976" text:id="ct552626976">
          <text:insertion>
            <office:change-info>
              <dc:creator>Bob Jacobsen</dc:creator>
              <dc:date>2010-10-10T10:59:00</dc:date>
            </office:change-info>
          </text:insertion>
        </text:changed-region>
        <text:changed-region xml:id="ct363784192" text:id="ct363784192">
          <text:insertion>
            <office:change-info>
              <dc:creator>Bob Jacobsen</dc:creator>
              <dc:date>2012-05-28T00:47:00</dc:date>
            </office:change-info>
          </text:insertion>
        </text:changed-region>
        <text:changed-region xml:id="ct552930176" text:id="ct552930176">
          <text:insertion>
            <office:change-info>
              <dc:creator>Bob Jacobsen</dc:creator>
              <dc:date>2012-05-28T00:48:00</dc:date>
            </office:change-info>
          </text:insertion>
        </text:changed-region>
        <text:changed-region xml:id="ct302831600" text:id="ct302831600">
          <text:insertion>
            <office:change-info>
              <dc:creator>Bob Jacobsen</dc:creator>
              <dc:date>2012-05-28T0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54115200"/><text:change-start text:change-id="ct555946800"/>Introduction<text:change-end text:change-id="ct555946800"/><text:change-start text:change-id="ct556141488"/></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556141488"/><text:change text:change-id="ct54198912"/>Introduction<text:change text:change-id="ct556065584"/></text:h>
      <text:h text:style-name="Heading_20_2" text:outline-level="2">Intended Use<text:change-start text:change-id="ct357010384"/></text:h>
      <text:p text:style-name="Standard"><text:change-end text:change-id="ct357010384"/><text:change text:change-id="ct357203504"/><text:change-start text:change-id="ct556639296"/>Although this protocol isn't mandatory, it's a very good idea to provide it. <text:s/>High-function nodes such as PC programs are likely to use it to customize their operation. Pr<text:change-end text:change-id="ct556639296"/><text:change-start text:change-id="ct357519408"/>ogrammers are more likely to use this protocol rather than write special error-handling code for each of the many different protocols. <text:change-end text:change-id="ct357519408"/><text:change-start text:change-id="ct357089456"/>Use of this protocol also avoids “intentional errors”, which might confuse or annoy users.<text:change-end text:change-id="ct357089456"/></text:p>
      <text:h text:style-name="Heading_20_2" text:outline-level="2">Reference and Context<text:change-start text:change-id="ct356824912"/></text:h>
      <text:p text:style-name="Standard"><text:change-end text:change-id="ct356824912"/><text:change text:change-id="ct556156912"/><text:change-start text:change-id="ct554074400"/>We don't explicitly reference all the protocol definitions that <text:change-end text:change-id="ct554074400"/><text:change-start text:change-id="ct357463728"/>are associated with specific bits. <text:s/>Implementors can find them from the protocol names, and we don't want to clog up this section of the Standard <text:span text:style-name="T7">with a</text:span> set of references that we'll <text:span text:style-name="T7">have</text:span> to update continually.<text:change-end text:change-id="ct357463728"/></text:p>
      <text:h text:style-name="Heading_20_2" text:outline-level="2"><text:soft-page-break/>Messages<text:change-start text:change-id="ct357068464"/></text:h>
      <text:p text:style-name="Standard"><text:change-end text:change-id="ct357068464"/><text:change text:change-id="ct356531728"/><text:change-start text:change-id="ct554194832"/>The CAN messages were defined to be part of the “simple” subset. <text:s/>Low-e<text:change-end text:change-id="ct554194832"/><text:change-start text:change-id="ct556398016"/>nd nodes may want to implement this protocol so that higher-function nodes can easily learn their limitations.<text:change-end text:change-id="ct556398016"/><text:change-start text:change-id="ct357150464"/></text:p>
      <text:p text:style-name="Standard">Generally, the node designer will just provide a simple fixed value for the reply. On CAN, the entire frame is fixed except for the source and destination aliases. <text:s/><text:change-end text:change-id="ct357150464"/><text:change-start text:change-id="ct357534912"/>The destination alias can be taken directly from the request packet.<text:change-end text:change-id="ct357534912"/></text:p>
      <text:h text:style-name="Heading_20_2" text:outline-level="2">Interactions<text:change-start text:change-id="ct555957984"/></text:h>
      <text:p text:style-name="Standard"><text:change-end text:change-id="ct555957984"/><text:change text:change-id="ct357192592"/><text:change-start text:change-id="ct556184624"/>Othe<text:change-end text:change-id="ct556184624"/><text:change-start text:change-id="ct357226304"/>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357226304"/><text:change-start text:change-id="ct555932192"/></text:p>
      <text:p text:style-name="Standard">A node supporting this protocol must promptly reply to the Inquiry message with the Reply message. On the other hand, the general message standard requires that a node not supporting <text:change-end text:change-id="ct555932192"/><text:change-start text:change-id="ct554137504"/>this protocol reply to the Inquiry message with a Optional Interaction Rejected message. <text:s/>Either way, a node sending a Protocol Id Inquiry message can c<text:change-end text:change-id="ct554137504"/><text:change-start text:change-id="ct556532624"/>ount on getting a rapid reply.<text:change-end text:change-id="ct556532624"/></text:p>
      <text:h text:style-name="Heading_20_2" text:outline-level="2">Protocol Identification Values<text:change-start text:change-id="ct556700144"/></text:h>
      <text:p text:style-name="Standard"><text:change-end text:change-id="ct556700144"/><text:change-start text:change-id="ct555925712"/>The length of the field is constrained by the CAN frame length. </text:p>
      <text:p text:style-name="Standard"><text:change-end text:change-id="ct555925712"/><text:change text:change-id="ct356836528"/><text:change-start text:change-id="ct264699456"/>OpenLCB is big-endian, so these have been assigned from the MSB of the 1<text:span text:style-name="T6">st</text:span> byte.<text:change-end text:change-id="ct264699456"/><text:change-start text:change-id="ct357295520"/></text:p>
      <text:p text:style-name="Standard">The MSB for Protocol Identification Protocol is always <text:change-end text:change-id="ct357295520"/><text:change-start text:change-id="ct554059392"/>1, because it has to be present for the reply to be generated.<text:change-end text:change-id="ct554059392"/><text:change-start text:change-id="ct357206992"/></text:p>
      <text:p text:style-name="P9">0x00 00 00 00 00 08 through 0x00 00 00 00 00 01 are reserved for <text:change-end text:change-id="ct357206992"/><text:change-start text:change-id="ct556665872"/>control of future expansion. They'll eventually be needed when there are more <text:change-end text:change-id="ct556665872"/><text:change-start text:change-id="ct555998768"/>protocols defined than can fit in a single CAN frame. One way of doing the expansion is to return more than one frame, which the individual frames identified using these bits. To preserve compatibility with that possibility, nodes built now must ignore frames that have one or more 1 bits in that field, so that they are not confused by future expansion frames.</text:p>
      <text:p text:style-name="P9">In general, nodes using this protocol don't need to know the meaning of bits defined after the node was created. <text:s/>A node is looking to see whether a particular protocol is present or not so that it <text:span text:style-name="T7">can</text:span> s<text:change-end text:change-id="ct555998768"/><text:change-start text:change-id="ct556632704"/>elect what actions to take. <text:s/>A newly-defined protocol isn't among the things that the node will try to reason about. <text:s/>This allows us to eventually extend the length of the reply in any one of several ways.<text:change-end text:change-id="ct556632704"/><text:change-start text:change-id="ct264812800"/></text:p>
      <text:p text:style-name="P9"><text:change-end text:change-id="ct264812800"/><text:change-start text:change-id="ct526537920"/>We define the bits here, rather than in the individual protocol definitions, to reduce the risk of duplicate assignments. Duplicate assignments would be obvious here, but not so much when spread across separate documents.<text:change-end text:change-id="ct526537920"/><text:change-start text:change-id="ct552626976"/></text:p>
      <text:h text:style-name="Heading_20_1" text:outline-level="1"><text:change-end text:change-id="ct552626976"/><text:change-start text:change-id="ct363784192"/>Extensions and Alternatives</text:h>
      <text:p text:style-name="Standard">This protocol is optimal for requesting <text:change-end text:change-id="ct363784192"/><text:change-start text:change-id="ct552930176"/>information from a single node, but not for requesting which nodes on the entire network can provide a service. <text:s/>Event-based methods, whether a capability is announced via an event or the Identify Produc<text:change-end text:change-id="ct552930176"/><text:change-start text:change-id="ct302831600"/>er and Identify Consumer mechanism is used to find which nodes can source the event that identifies the capability, may be more effective for that use case.<text:change-end text:change-id="ct3028316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2</text:p>
          <text:p text:style-name="P11"><text:s/>2.5 Interactions<text:tab/>2</text:p>
          <text:p text:style-name="P11"><text:s/>2.6 Protocol Identification Values<text:tab/>2</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27327776" text:id="ct527327776">
            <text:deletion>
              <office:change-info>
                <dc:creator>Bob Jacobsen</dc:creator>
                <dc:date>2010-10-08T17:22:00</dc:date>
              </office:change-info>
              <text:p text:style-name="MP1">NMRA Technical Note (number)</text:p>
            </text:deletion>
          </text:changed-region>
          <text:changed-region xml:id="ct527328000" text:id="ct527328000">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27327776"/><text:change-start text:change-id="ct527328000"/>OpenLCB Protocol Identification Protocol Technical Note<text:change-end text:change-id="ct527328000"/></text:p>
      </style:header>
      <style:footer>
        <text:tracked-changes>
          <text:changed-region xml:id="ct302735312" text:id="ct302735312">
            <text:deletion>
              <office:change-info>
                <dc:creator>Bob Jacobsen</dc:creator>
                <dc:date>2010-10-08T17:23:00</dc:date>
              </office:change-info>
              <text:p text:style-name="MP4"><text:span text:style-name="MT2">Title</text:span><text:span text:style-name="MT3"><text:tab/></text:span></text:p>
            </text:deletion>
          </text:changed-region>
          <text:changed-region xml:id="ct362949456" text:id="ct362949456">
            <text:insertion>
              <office:change-info>
                <dc:creator>Bob Jacobsen</dc:creator>
                <dc:date>2011-07-23T20:07:00</dc:date>
              </office:change-info>
            </text:insertion>
          </text:changed-region>
        </text:tracked-changes>
        <text:p text:style-name="MP4"><text:change text:change-id="ct302735312"/><text:change-start text:change-id="ct362949456"/><text:span text:style-name="Page_20_Number"><text:span text:style-name="MT3">Copyright 2011-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6294945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75" text:date-value="2012-06-10T11:49:08.99">Jun 10, 2012</text:date></text:span></text:span></text:p>
      </style:footer>
    </style:master-page>
    <style:master-page style:name="First_20_Page" style:display-name="First Page" style:page-layout-name="Mpm2" style:next-style-name="Standard">
      <style:header>
        <text:tracked-changes>
          <text:changed-region xml:id="ct357542960" text:id="ct357542960">
            <text:deletion>
              <office:change-info>
                <dc:creator>Bob Jacobsen</dc:creator>
                <dc:date>2010-10-07T21:46:00</dc:date>
              </office:change-info>
              <text:p text:style-name="MP7"><text:span text:style-name="MT4">NMRA TECHNICAL NOTES</text:span></text:p>
            </text:deletion>
          </text:changed-region>
          <text:changed-region xml:id="ct265270656" text:id="ct265270656">
            <text:insertion>
              <office:change-info>
                <dc:creator>Bob Jacobsen</dc:creator>
                <dc:date>2010-10-08T17:19:00</dc:date>
              </office:change-info>
            </text:insertion>
          </text:changed-region>
          <text:changed-region xml:id="ct356555776" text:id="ct356555776">
            <text:insertion>
              <office:change-info>
                <dc:creator>Bob Jacobsen</dc:creator>
                <dc:date>2010-10-10T10:46:00</dc:date>
              </office:change-info>
            </text:insertion>
          </text:changed-region>
          <text:changed-region xml:id="ct356810416" text:id="ct356810416">
            <text:deletion>
              <office:change-info>
                <dc:creator>Bob Jacobsen</dc:creator>
                <dc:date>2010-10-10T10:46:00</dc:date>
              </office:change-info>
              <text:p text:style-name="MP7">(title)</text:p>
            </text:deletion>
          </text:changed-region>
          <text:changed-region xml:id="ct264812256" text:id="ct264812256">
            <text:insertion>
              <office:change-info>
                <dc:creator>Bob Jacobsen</dc:creator>
                <dc:date>2010-10-10T10:46:00</dc:date>
              </office:change-info>
            </text:insertion>
          </text:changed-region>
          <text:changed-region xml:id="ct357379728" text:id="ct357379728">
            <text:deletion>
              <office:change-info>
                <dc:creator>Bob Jacobsen</dc:creator>
                <dc:date>2010-10-08T17:19:00</dc:date>
              </office:change-info>
              <text:p text:style-name="MP7">(date)</text:p>
            </text:deletion>
          </text:changed-region>
          <text:changed-region xml:id="ct556662720" text:id="ct556662720">
            <text:insertion>
              <office:change-info>
                <dc:creator>Bob Jacobsen</dc:creator>
                <dc:date>2010-10-14T08:41:00</dc:date>
              </office:change-info>
            </text:insertion>
          </text:changed-region>
          <text:changed-region xml:id="ct356955136" text:id="ct356955136">
            <text:deletion>
              <office:change-info>
                <dc:creator>Bob Jacobsen</dc:creator>
                <dc:date>2010-10-07T21:47:00</dc:date>
              </office:change-info>
              <text:p text:style-name="MP7">(number)</text:p>
            </text:deletion>
          </text:changed-region>
          <text:changed-region xml:id="ct556641824" text:id="ct556641824">
            <text:insertion>
              <office:change-info>
                <dc:creator>Bob Jacobsen</dc:creator>
                <dc:date>2012-05-28T16:47: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57542960"/><text:change-start text:change-id="ct265270656"/>OpenLCB <text:change-end text:change-id="ct265270656"/><text:change-start text:change-id="ct356555776"/>Technical Note<text:change-end text:change-id="ct35655577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56810416"/><text:change-start text:change-id="ct264812256"/>Protocol Identification Protocol<text:change-end text:change-id="ct2648122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57379728"/><text:change-start text:change-id="ct556662720"/><text:date style:data-style-name="N75" text:date-value="2012-06-10T11:49:08.99">Jun 10, 2012</text:date><text:change-end text:change-id="ct556662720"/></text:p>
            </table:table-cell>
            <table:table-cell table:style-name="Table1.C1" office:value-type="string">
              <text:p text:style-name="MP7"><text:change text:change-id="ct356955136"/><text:change-start text:change-id="ct556641824"/>Draft<text:change-end text:change-id="ct556641824"/></text:p>
            </table:table-cell>
          </table:table-row>
        </table:table>
        <text:p text:style-name="Header"/>
      </style:header>
      <style:footer>
        <text:tracked-changes>
          <text:changed-region xml:id="ct556128336" text:id="ct556128336">
            <text:deletion>
              <office:change-info>
                <dc:creator>Bob Jacobsen</dc:creator>
                <dc:date>2011-07-23T20:07:00</dc:date>
              </office:change-info>
              <text:p text:style-name="MP8"><text:span text:style-name="MT5">and A. Shepherd</text:span></text:p>
            </text:deletion>
          </text:changed-region>
          <text:changed-region xml:id="ct556767984" text:id="ct556767984">
            <text:deletion>
              <office:change-info>
                <dc:creator>Bob Jacobsen</dc:creator>
                <dc:date>2010-10-08T17:21:00</dc:date>
              </office:change-info>
              <text:p text:style-name="MP8"><text:span text:style-name="MT5">A. Robinson, </text:span></text:p>
            </text:deletion>
          </text:changed-region>
          <text:changed-region xml:id="ct555897776" text:id="ct555897776">
            <text:deletion>
              <office:change-info>
                <dc:creator>Bob Jacobsen</dc:creator>
                <dc:date>2011-07-23T20:07:00</dc:date>
              </office:change-info>
              <text:p text:style-name="MP8"><text:span text:style-name="MT5">, by J. Day, D. Harris, B. Jacobsen, </text:span></text:p>
            </text:deletion>
          </text:changed-region>
          <text:changed-region xml:id="ct356949552" text:id="ct356949552">
            <text:deletion>
              <office:change-info>
                <dc:creator>Bob Jacobsen</dc:creator>
                <dc:date>2010-10-07T21:47:00</dc:date>
              </office:change-info>
              <text:p text:style-name="MP8"><text:span text:style-name="MT5">90</text:span></text:p>
            </text:deletion>
          </text:changed-region>
          <text:changed-region xml:id="ct556448080" text:id="ct556448080">
            <text:deletion>
              <office:change-info>
                <dc:creator>Bob Jacobsen</dc:creator>
                <dc:date>2011-07-23T20:07:00</dc:date>
              </office:change-info>
              <text:p text:style-name="MP8"><text:span text:style-name="MT5">Copyright 20</text:span></text:p>
            </text:deletion>
          </text:changed-region>
          <text:changed-region xml:id="ct356737680" text:id="ct356737680">
            <text:insertion>
              <office:change-info>
                <dc:creator>Bob Jacobsen</dc:creator>
                <dc:date>2011-07-23T20:07:00</dc:date>
              </office:change-info>
            </text:insertion>
          </text:changed-region>
        </text:tracked-changes>
        <text:p text:style-name="MP8"><text:change text:change-id="ct556128336"/><text:change text:change-id="ct556767984"/><text:change text:change-id="ct555897776"/><text:change text:change-id="ct356949552"/><text:change text:change-id="ct556448080"/><text:change-start text:change-id="ct356737680"/><text:span text:style-name="Page_20_Number"><text:span text:style-name="MT3">Copyright 2011-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56737680"/><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75" text:date-value="2012-06-10T11:49:08.99">Jun 10,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8</meta:editing-cycles>
    <meta:editing-duration>PT13H27M44S</meta:editing-duration>
    <meta:generator>OpenOffice.org/3.3$Unix OpenOffice.org_project/330m20$Build-9567</meta:generator>
    <dc:date>2012-06-10T11:49:09</dc:date>
    <dc:creator>Bob Jacobsen</dc:creator>
    <meta:keyword>OpenLCB Protocol Identification</meta:keyword>
    <meta:document-statistic meta:table-count="1" meta:image-count="1" meta:object-count="0" meta:page-count="3" meta:paragraph-count="60" meta:word-count="932" meta:character-count="5679"/>
    <meta:user-defined meta:name="Info 1"/>
    <meta:user-defined meta:name="Info 2"/>
    <meta:user-defined meta:name="Info 3"/>
    <meta:user-defined meta:name="Info 4"/>
  </office:meta>
</office:document-meta>
</file>